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d53" officeooo:paragraph-rsid="00139d53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39d53" officeooo:paragraph-rsid="00139d5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9d53" officeooo:paragraph-rsid="00139d5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9d53" officeooo:paragraph-rsid="00139d53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universal guide to radio deconding world</text:p>
      <text:p text:style-name="P1"/>
      <text:p text:style-name="P1"/>
      <text:p text:style-name="P1">- Preface</text:p>
      <text:p text:style-name="P1"/>
      <text:p text:style-name="P1">- Introduction to software defined radio</text:p>
      <text:p text:style-name="P1"/>
      <text:p text:style-name="P1">- Acar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reface</text:p>
      <text:p text:style-name="P4"/>
      <text:p text:style-name="P4"/>
      <text:p text:style-name="P4">Hello!</text:p>
      <text:p text:style-name="P4">This guide would introduce you to the fantastic world of decoding radio signals.</text:p>
      <text:p text:style-name="P4">We'll go from Acars to Pogsag to MeteoSat and so o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Introduction to software defined radio</text:p>
      <text:p text:style-name="P1"/>
      <text:p text:style-name="P1"/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1:00:24.747867683</meta:creation-date>
    <dc:date>2014-11-28T21:06:05.883984020</dc:date>
    <meta:editing-duration>PT5M41S</meta:editing-duration>
    <meta:editing-cycles>1</meta:editing-cycles>
    <meta:document-statistic meta:table-count="0" meta:image-count="0" meta:object-count="0" meta:page-count="3" meta:paragraph-count="10" meta:word-count="49" meta:character-count="288" meta:non-whitespace-character-count="249"/>
    <meta:generator>LibreOffice/4.3.3.2$Linux_X86_64 LibreOffice_project/430m0$Build-2</meta:generator>
  </office:meta>
</office:document-meta>
</file>